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" style:family="graphic" style:parent-style-name="standard">
      <style:graphic-properties svg:stroke-color="#a80039" draw:fill-color="#a80039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svg:stroke-color="#00abcc" draw:fill-color="#00abcc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svg:stroke-color="#00abcc" draw:fill-color="#00abcc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svg:stroke-color="#a80039" draw:fill-color="#a80039" draw:textarea-horizontal-align="justify" draw:textarea-vertical-align="middle" draw:auto-grow-height="false" fo:min-height="0.15cm" fo:min-width="0cm"/>
    </style:style>
    <style:style style:name="gr6" style:family="graphic" style:parent-style-name="objectwithoutfill">
      <style:graphic-properties draw:stroke="dash" draw:stroke-dash="Dotted" svg:stroke-width="0.1cm" svg:stroke-color="#969696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969696" draw:fill-color="#969696" draw:textarea-horizontal-align="justify" draw:textarea-vertical-align="middle" draw:auto-grow-height="false" fo:min-height="0.034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a80039"/>
      <style:paragraph-properties fo:text-align="center"/>
    </style:style>
    <style:style style:name="P3" style:family="paragraph">
      <loext:graphic-properties draw:fill-color="#00ab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6969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53cm" svg:height="0.962cm" svg:x="9.947cm" svg:y="4.5cm">
          <draw:text-box>
            <text:p>?</text:p>
          </draw:text-box>
        </draw:frame>
        <draw:custom-shape draw:style-name="gr2" draw:text-style-name="P2" draw:layer="layout" svg:width="0.4cm" svg:height="0.4cm" svg:x="5.67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1.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57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3.27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5.17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5.77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4.57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3.979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3.1cm" svg:y="5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cm" svg:height="0.4cm" svg:x="15.1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cm" svg:height="0.4cm" svg:x="14.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4.5cm" svg:y="4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cm" svg:height="0.4cm" svg:x="12.3cm" svg:y="3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cm" svg:height="0.4cm" svg:x="12.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5.8cm" svg:y="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cm" svg:height="0.4cm" svg:x="16.679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8.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7.8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cm" svg:height="0.4cm" svg:x="7.5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7.2cm" svg:y="3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cm" svg:height="0.4cm" svg:x="14.8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cm" svg:height="0.4cm" svg:x="14.679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cm" svg:height="0.4cm" svg:x="15.97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7.179cm" svg:y="7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cm" svg:height="0.4cm" svg:x="16.3cm" svg:y="3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cm" svg:height="0.4cm" svg:x="17.77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7cm" svg:y1="5.6cm" svg:x2="12cm" svg:y2="4.9cm">
          <text:p/>
        </draw:line>
        <draw:custom-shape draw:style-name="gr7" draw:text-style-name="P5" draw:layer="layout" svg:width="0.4cm" svg:height="0.4cm" svg:x="10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7cm" svg:y1="5.7cm" svg:x2="12.2cm" svg:y2="6.4cm">
          <text:p/>
        </draw:line>
        <draw:line draw:style-name="gr6" draw:text-style-name="P4" draw:layer="layout" svg:x1="10.6cm" svg:y1="5.6cm" svg:x2="8.9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otted" draw:style="rect" draw:dots1="1" draw:dots1-length="0.3cm" draw:dots2="1" draw:dots2-length="0.3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rosjean</meta:initial-creator>
    <meta:creation-date>2017-12-13T11:07:01.097440000</meta:creation-date>
    <dc:date>2017-12-13T14:38:41.686145000</dc:date>
    <dc:creator>Philippe Grosjean</dc:creator>
    <meta:editing-duration>PT2H45M51S</meta:editing-duration>
    <meta:editing-cycles>2</meta:editing-cycles>
    <meta:generator>LibreOffice/5.4.3.2$MacOSX_X86_64 LibreOffice_project/92a7159f7e4af62137622921e809f8546db437e5</meta:generator>
    <meta:document-statistic meta:object-count="33"/>
  </office:meta>
</office:document-meta>
</file>